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12.9645833333333cm" style:use-optimal-column-width="true"/>
    </style:style>
    <style:style style:name="co3" style:family="table-column">
      <style:table-column-properties fo:break-before="auto" style:column-width="9.445625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1.957916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RSR_2020_SK_tab0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4">
            <text:p>Zoznam kandidujúcich politických subjektov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6">
            <text:p>Číslo politického subjektu</text:p>
          </table:table-cell>
          <table:table-cell office:value-type="string" table:style-name="ce6">
            <text:p>Názov politického subjektu</text:p>
          </table:table-cell>
          <table:table-cell office:value-type="string" table:style-name="ce6">
            <text:p>Oficiálna skratka politického subjektu</text:p>
          </table:table-cell>
          <table:table-cell office:value-type="string" table:style-name="ce6">
            <text:p>Počet kandidátov</text:p>
          </table:table-cell>
          <table:table-cell office:value-type="string" table:style-name="ce6">
            <text:p>Poznámka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lovenská ľudová strana Andreja Hlinku</text:p>
          </table:table-cell>
          <table:table-cell office:value-type="string" table:style-name="ce1">
            <text:p>Slovenská ľudová strana (SĽS)</text:p>
          </table:table-cell>
          <table:table-cell office:value-type="float" office:value="39" table:style-name="ce2">
            <text:p><text:s text:c="2"/>39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DOBRÁ VOĽBA</text:p>
          </table:table-cell>
          <table:table-cell office:value-type="string" table:style-name="ce1">
            <text:p>DOBRÁ VOĽBA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Sloboda a Solidarita</text:p>
          </table:table-cell>
          <table:table-cell office:value-type="string" table:style-name="ce1">
            <text:p>SaS</text:p>
          </table:table-cell>
          <table:table-cell office:value-type="float" office:value="149" table:style-name="ce2">
            <text:p><text:s text:c="2"/>149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ME RODINA</text:p>
          </table:table-cell>
          <table:table-cell office:value-type="string" table:style-name="ce1">
            <text:p>SME RODINA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Slovenské Hnutie Obrody</text:p>
          </table:table-cell>
          <table:table-cell office:value-type="string" table:style-name="ce1">
            <text:p>Slovenské Hnutie Obrody</text:p>
          </table:table-cell>
          <table:table-cell office:value-type="float" office:value="25" table:style-name="ce2">
            <text:p><text:s text:c="2"/>25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ZA ĽUDÍ</text:p>
          </table:table-cell>
          <table:table-cell office:value-type="string" table:style-name="ce1">
            <text:p>ZA ĽUDÍ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MÁME TOHO DOSŤ !</text:p>
          </table:table-cell>
          <table:table-cell office:value-type="string" table:style-name="ce1">
            <text:p>MÁME TOHO DOSŤ !</text:p>
          </table:table-cell>
          <table:table-cell office:value-type="float" office:value="71" table:style-name="ce2">
            <text:p><text:s text:c="2"/>71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Hlas pravice</text:p>
          </table:table-cell>
          <table:table-cell office:value-type="string" table:style-name="ce1">
            <text:p>Hlas pravice</text:p>
          </table:table-cell>
          <table:table-cell office:value-type="float" office:value="41" table:style-name="ce2">
            <text:p><text:s text:c="2"/>41</text:p>
          </table:table-cell>
          <table:table-cell office:value-type="string" table:style-name="ce3">
            <text:p>X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Slovenská národná strana</text:p>
          </table:table-cell>
          <table:table-cell office:value-type="string" table:style-name="ce1">
            <text:p>SNS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Demokratická strana</text:p>
          </table:table-cell>
          <table:table-cell office:value-type="string" table:style-name="ce1">
            <text:p>DS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OBYČAJNÍ ĽUDIA a nezávislé osobnosti (OĽANO), NOVA, Kresťanská únia (KÚ), ZMENA ZDOLA</text:p>
          </table:table-cell>
          <table:table-cell office:value-type="string" table:style-name="ce1">
            <text:p>OĽANO-NOVA-KÚ-ZMENA ZDOLA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Koalícia Progresívne Slovensko a SPOLU - občianska demokracia</text:p>
          </table:table-cell>
          <table:table-cell office:value-type="string" table:style-name="ce1">
            <text:p>Koalícia Progresívne Slovensko a SPOLU - občianska demokracia</text:p>
          </table:table-cell>
          <table:table-cell office:value-type="float" office:value="150" table:style-name="ce2">
            <text:p><text:s text:c="2"/>150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STAROSTOVIA A NEZÁVISLÍ KANDIDÁTI</text:p>
          </table:table-cell>
          <table:table-cell office:value-type="string" table:style-name="ce1">
            <text:p>STAROSTOVIA A NEZÁVISLÍ KANDIDÁTI</text:p>
          </table:table-cell>
          <table:table-cell office:value-type="float" office:value="95" table:style-name="ce2">
            <text:p><text:s text:c="2"/>95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99 % - občiansky hlas</text:p>
          </table:table-cell>
          <table:table-cell office:value-type="string" table:style-name="ce1">
            <text:p>99 % - občiansky hlas</text:p>
          </table:table-cell>
          <table:table-cell office:value-type="float" office:value="33" table:style-name="ce2">
            <text:p><text:s text:c="2"/>33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Kresťanskodemokratické hnutie</text:p>
          </table:table-cell>
          <table:table-cell office:value-type="string" table:style-name="ce1">
            <text:p>KDH</text:p>
          </table:table-cell>
          <table:table-cell office:value-type="float" office:value="150" table:style-name="ce2">
            <text:p><text:s text:c="2"/>150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Slovenská liga</text:p>
          </table:table-cell>
          <table:table-cell office:value-type="string" table:style-name="ce1">
            <text:p>Slovenská liga</text:p>
          </table:table-cell>
          <table:table-cell office:value-type="float" office:value="74" table:style-name="ce2">
            <text:p><text:s text:c="2"/>74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VLASŤ</text:p>
          </table:table-cell>
          <table:table-cell office:value-type="string" table:style-name="ce1">
            <text:p>VLASŤ</text:p>
          </table:table-cell>
          <table:table-cell office:value-type="float" office:value="149" table:style-name="ce2">
            <text:p><text:s text:c="2"/>149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MOST - HÍD</text:p>
          </table:table-cell>
          <table:table-cell office:value-type="string" table:style-name="ce1">
            <text:p>MOST - HÍD</text:p>
          </table:table-cell>
          <table:table-cell office:value-type="float" office:value="150" table:style-name="ce2">
            <text:p><text:s text:c="2"/>150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SMER - sociálna demokracia</text:p>
          </table:table-cell>
          <table:table-cell office:value-type="string" table:style-name="ce1">
            <text:p>SMER - SD</text:p>
          </table:table-cell>
          <table:table-cell office:value-type="float" office:value="150" table:style-name="ce2">
            <text:p><text:s text:c="2"/>150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OLIDARITA - Hnutie pracujúcej chudoby</text:p>
          </table:table-cell>
          <table:table-cell office:value-type="string" table:style-name="ce1">
            <text:p>SOLIDARITA - Hnutie pracujúcej chudoby</text:p>
          </table:table-cell>
          <table:table-cell office:value-type="float" office:value="80" table:style-name="ce2">
            <text:p><text:s text:c="2"/>80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HLAS ĽUDU</text:p>
          </table:table-cell>
          <table:table-cell office:value-type="string" table:style-name="ce1">
            <text:p>HLAS ĽUDU</text:p>
          </table:table-cell>
          <table:table-cell office:value-type="float" office:value="17" table:style-name="ce2">
            <text:p><text:s text:c="2"/>17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Magyar Közösségi Összefogás - Maďarská komunitná spolupatričnosť</text:p>
          </table:table-cell>
          <table:table-cell office:value-type="string" table:style-name="ce1">
            <text:p>Magyar Közösségi Összefogás - Maďarská komunitná spolupatričnosť</text:p>
          </table:table-cell>
          <table:table-cell office:value-type="float" office:value="150" table:style-name="ce2">
            <text:p><text:s text:c="2"/>150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Práca slovenského národa</text:p>
          </table:table-cell>
          <table:table-cell office:value-type="string" table:style-name="ce1">
            <text:p>PSN</text:p>
          </table:table-cell>
          <table:table-cell office:value-type="float" office:value="13" table:style-name="ce2">
            <text:p><text:s text:c="2"/>13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Kotlebovci - Ľudová strana Naše Slovensko</text:p>
          </table:table-cell>
          <table:table-cell office:value-type="string" table:style-name="ce1">
            <text:p>ĽS Naše Slovensko</text:p>
          </table:table-cell>
          <table:table-cell office:value-type="float" office:value="150" table:style-name="ce2">
            <text:p><text:s text:c="2"/>150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ocialisti.sk</text:p>
          </table:table-cell>
          <table:table-cell office:value-type="string" table:style-name="ce1">
            <text:p>Socialisti.sk</text:p>
          </table:table-cell>
          <table:table-cell office:value-type="float" office:value="150" table:style-name="ce2">
            <text:p><text:s text:c="2"/>150</text:p>
          </table:table-cell>
          <table:table-cell table:number-columns-repeated="16380"/>
        </table:table-row>
        <table:table-row table:number-rows-repeated="1048547" table:style-name="ro2">
          <table:table-cell table:number-columns-repeated="16384"/>
        </table:table-row>
        <table:named-expressions>
          <table:named-range table:name="ExternéÚdaje_1" table:cell-range-address="NRSR_2020_SK_tab0a.$A$5:NRSR_2020_SK_tab0a.$E$29" table:base-cell-address="NRSR_2020_SK_tab0a.$A$1"/>
        </table:named-expressions>
      </table:table>
      <table:database-ranges>
        <table:database-range table:target-range-address="NRSR_2020_SK_tab0a.A5:NRSR_2020_SK_tab0a.E29" table:on-update-keep-styles="true" table:refresh-delay="false">
          <table:database-source-sql table:database-name="" table:sql-statement="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">
        <number:embedded-text number:position="3"> </number:embedded-text>
        <number:embedded-text number:position="6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ulovičová Ivica</meta:initial-creator>
    <dc:creator>Paulovičová Ivica</dc:creator>
    <meta:creation-date>2020-02-27T14:01:02Z</meta:creation-date>
    <dc:date>2020-02-27T14:01:03Z</dc:date>
  </office:meta>
</office:document-meta>
</file>